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11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09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06-1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05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04-1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03-1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02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5-02-0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1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11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10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09-27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06-2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04-2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02-22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4-01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12-1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11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10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09-2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08-31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07-1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05-1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04-1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03-0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3-01-2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12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11-2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10-21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9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9-0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7-2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6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5-1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4-2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3-29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2-01-17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12-1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11-1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8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7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5-0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4-0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3-1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2-09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1-01-0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12-1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10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9-0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8-1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7-1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6-0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5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4-1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3-0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20-02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12-3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12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10-0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07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06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06-0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06-0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05-1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04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9-02-1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12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10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09-21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08-1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05-3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04-0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02-2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01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8-01-0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11-2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10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9-2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9-1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8-2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8-03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5-0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4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3-22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2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7-01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11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10-1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9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8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8-0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7-0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6-09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4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4-1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2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1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6-01-01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12-0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11-0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09-2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09-1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08-1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04-2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04-11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03-2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5-02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12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11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10-09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9-1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8-2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8-01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7-0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6-16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5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3-21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4-01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12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10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9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8-22 0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8-0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7-02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5-3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5-07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3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2-2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3-01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12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11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11-0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09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08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06-0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05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03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02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2-01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12-31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10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9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8-0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7-0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6-01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4-30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3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1-01-20 0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12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11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10-2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9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8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7-1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6-1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5-12 0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4-07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2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10-01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10-2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8-24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7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6-3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5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4-3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3-25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2-2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9-01-28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12-3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11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10-1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07-2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06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04-1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03-1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8-02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1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11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10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09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08-1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07-0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05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02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04-2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02-2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6-01-1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11-2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08-2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06-2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05-2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5-04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12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11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10-2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9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8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7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6-2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5-1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4-1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3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2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4-01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200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8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5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27089494701</text:p>
          </table:table-cell>
          <table:table-cell office:value-type="string" calcext:value-type="string">
            <text:p>GN-03/06E/18-0002</text:p>
          </table:table-cell>
          <table:table-cell office:value-type="string" calcext:value-type="string">
            <text:p>194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34" meta:object-count="0"/>
    <meta:user-defined meta:name="AppVersion">3.0</meta:user-defined>
  </office:meta>
</office:document-meta>
</file>